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c25" officeooo:paragraph-rsid="00039c25" style:font-weight-asian="bold" style:font-weight-complex="bold"/>
    </style:style>
    <style:style style:name="P2" style:family="paragraph" style:parent-style-name="Standard">
      <style:text-properties officeooo:rsid="0003adfe" officeooo:paragraph-rsid="0003adfe"/>
    </style:style>
    <style:style style:name="P3" style:family="paragraph" style:parent-style-name="Standard">
      <style:text-properties officeooo:rsid="0003adfe" officeooo:paragraph-rsid="0006329c"/>
    </style:style>
    <style:style style:name="P4" style:family="paragraph" style:parent-style-name="Standard">
      <style:text-properties officeooo:rsid="0006329c" officeooo:paragraph-rsid="0006329c"/>
    </style:style>
    <style:style style:name="P5" style:family="paragraph" style:parent-style-name="Standard">
      <style:text-properties officeooo:rsid="0006329c" officeooo:paragraph-rsid="0007f2d1"/>
    </style:style>
    <style:style style:name="P6" style:family="paragraph" style:parent-style-name="Standard">
      <style:text-properties fo:font-weight="normal" officeooo:rsid="0007f2d1" officeooo:paragraph-rsid="0007f2d1" style:font-weight-asian="normal" style:font-weight-complex="normal"/>
    </style:style>
    <style:style style:name="P7" style:family="paragraph" style:parent-style-name="Standard">
      <style:text-properties fo:font-weight="normal" officeooo:rsid="0007f2d1" officeooo:paragraph-rsid="0014f3a5" style:font-weight-asian="normal" style:font-weight-complex="normal"/>
    </style:style>
    <style:style style:name="P8" style:family="paragraph" style:parent-style-name="Standard">
      <style:text-properties fo:font-weight="normal" officeooo:rsid="00097e95" officeooo:paragraph-rsid="00097e95" style:font-weight-asian="normal" style:font-weight-complex="normal"/>
    </style:style>
    <style:style style:name="P9" style:family="paragraph" style:parent-style-name="Standard">
      <style:text-properties fo:font-weight="normal" officeooo:rsid="00097e95" officeooo:paragraph-rsid="0014f3a5" style:font-weight-asian="normal" style:font-weight-complex="normal"/>
    </style:style>
    <style:style style:name="P10" style:family="paragraph" style:parent-style-name="Standard">
      <style:text-properties fo:font-weight="normal" officeooo:rsid="000bde4c" officeooo:paragraph-rsid="000bde4c" style:font-weight-asian="normal" style:font-weight-complex="normal"/>
    </style:style>
    <style:style style:name="P11" style:family="paragraph" style:parent-style-name="Standard">
      <style:text-properties fo:font-weight="normal" officeooo:rsid="000bde4c" officeooo:paragraph-rsid="000fe769" style:font-weight-asian="normal" style:font-weight-complex="normal"/>
    </style:style>
    <style:style style:name="P12" style:family="paragraph" style:parent-style-name="Standard">
      <style:text-properties fo:font-weight="normal" officeooo:rsid="000d9b59" officeooo:paragraph-rsid="000e92ca" style:font-weight-asian="normal" style:font-weight-complex="normal"/>
    </style:style>
    <style:style style:name="P13" style:family="paragraph" style:parent-style-name="Standard">
      <style:text-properties fo:font-weight="normal" officeooo:rsid="000d9b59" officeooo:paragraph-rsid="0014f3a5" style:font-weight-asian="normal" style:font-weight-complex="normal"/>
    </style:style>
    <style:style style:name="P14" style:family="paragraph" style:parent-style-name="Standard">
      <style:text-properties fo:font-weight="normal" officeooo:rsid="000e92ca" officeooo:paragraph-rsid="000e92ca" style:font-weight-asian="normal" style:font-weight-complex="normal"/>
    </style:style>
    <style:style style:name="P15" style:family="paragraph" style:parent-style-name="Standard">
      <style:text-properties fo:font-weight="normal" officeooo:rsid="00135093" officeooo:paragraph-rsid="00135093" style:font-weight-asian="normal" style:font-weight-complex="normal"/>
    </style:style>
    <style:style style:name="P16" style:family="paragraph" style:parent-style-name="Standard">
      <style:text-properties fo:font-weight="normal" officeooo:rsid="00135093" officeooo:paragraph-rsid="0014f3a5" style:font-weight-asian="normal" style:font-weight-complex="normal"/>
    </style:style>
    <style:style style:name="P17" style:family="paragraph" style:parent-style-name="Standard">
      <style:text-properties officeooo:rsid="00039c25" officeooo:paragraph-rsid="0003adfe"/>
    </style:style>
    <style:style style:name="P18" style:family="paragraph" style:parent-style-name="Standard">
      <style:text-properties officeooo:rsid="00125871" officeooo:paragraph-rsid="00125871"/>
    </style:style>
    <style:style style:name="P19" style:family="paragraph" style:parent-style-name="Text_20_body">
      <style:text-properties fo:font-weight="bold" officeooo:rsid="00039c25" officeooo:paragraph-rsid="00039c25" style:font-weight-asian="bold" style:font-weight-complex="bold"/>
    </style:style>
    <style:style style:name="P20" style:family="paragraph" style:parent-style-name="Text_20_body">
      <style:text-properties fo:font-weight="normal" officeooo:rsid="00039c25" officeooo:paragraph-rsid="00039c25" style:font-weight-asian="normal" style:font-weight-complex="normal"/>
    </style:style>
    <style:style style:name="P21" style:family="paragraph" style:parent-style-name="Standard">
      <style:text-properties fo:font-weight="normal" officeooo:rsid="000e92ca" officeooo:paragraph-rsid="00135093" style:font-weight-asian="normal" style:font-weight-complex="normal"/>
    </style:style>
    <style:style style:name="P22" style:family="paragraph" style:parent-style-name="Standard">
      <style:text-properties fo:font-weight="normal" officeooo:rsid="0014f3a5" officeooo:paragraph-rsid="001891a1" style:font-weight-asian="normal" style:font-weight-complex="normal"/>
    </style:style>
    <style:style style:name="P23" style:family="paragraph" style:parent-style-name="Standard">
      <style:text-properties fo:font-weight="normal" officeooo:rsid="00198763" officeooo:paragraph-rsid="00198763" style:font-weight-asian="normal" style:font-weight-complex="normal"/>
    </style:style>
    <style:style style:name="P24" style:family="paragraph" style:parent-style-name="Standard">
      <style:text-properties officeooo:rsid="0003adfe" officeooo:paragraph-rsid="0003adfe"/>
    </style:style>
    <style:style style:name="P25" style:family="paragraph" style:parent-style-name="Standard">
      <style:text-properties officeooo:rsid="0003adfe" officeooo:paragraph-rsid="0006329c"/>
    </style:style>
    <style:style style:name="P26" style:family="paragraph" style:parent-style-name="Standard">
      <style:text-properties officeooo:rsid="0003adfe" officeooo:paragraph-rsid="00175ea8"/>
    </style:style>
    <style:style style:name="P27" style:family="paragraph" style:parent-style-name="Standard">
      <style:text-properties officeooo:rsid="00039c25" officeooo:paragraph-rsid="0003adfe"/>
    </style:style>
    <style:style style:name="P28" style:family="paragraph" style:parent-style-name="Standard">
      <style:text-properties officeooo:rsid="0006329c" officeooo:paragraph-rsid="0007f2d1"/>
    </style:style>
    <style:style style:name="P29" style:family="paragraph" style:parent-style-name="Standard">
      <style:text-properties officeooo:rsid="0006329c" officeooo:paragraph-rsid="0006329c"/>
    </style:style>
    <style:style style:name="P30" style:family="paragraph" style:parent-style-name="Standard">
      <style:text-properties officeooo:rsid="000e92ca" officeooo:paragraph-rsid="00175ea8"/>
    </style:style>
    <style:style style:name="T1" style:family="text">
      <style:text-properties officeooo:rsid="00048244"/>
    </style:style>
    <style:style style:name="T2" style:family="text">
      <style:text-properties officeooo:rsid="0007f2d1"/>
    </style:style>
    <style:style style:name="T3" style:family="text">
      <style:text-properties officeooo:rsid="00097e95"/>
    </style:style>
    <style:style style:name="T4" style:family="text">
      <style:text-properties officeooo:rsid="000bde4c"/>
    </style:style>
    <style:style style:name="T5" style:family="text">
      <style:text-properties officeooo:rsid="000d9b59"/>
    </style:style>
    <style:style style:name="T6" style:family="text">
      <style:text-properties officeooo:rsid="000e92c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7442" style:font-style-asian="italic" style:font-style-complex="italic"/>
    </style:style>
    <style:style style:name="T9" style:family="text">
      <style:text-properties fo:font-style="italic" officeooo:rsid="0016a118" style:font-style-asian="italic" style:font-style-complex="italic"/>
    </style:style>
    <style:style style:name="T10" style:family="text">
      <style:text-properties fo:font-style="italic" officeooo:rsid="001891a1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75ea8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fe769"/>
    </style:style>
    <style:style style:name="T15" style:family="text">
      <style:text-properties officeooo:rsid="00125871"/>
    </style:style>
    <style:style style:name="T16" style:family="text">
      <style:text-properties officeooo:rsid="0013e9db"/>
    </style:style>
    <style:style style:name="T17" style:family="text">
      <style:text-properties officeooo:rsid="0014f3a5"/>
    </style:style>
    <style:style style:name="T18" style:family="text">
      <style:text-properties officeooo:rsid="0016a11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6a118" style:font-style-asian="normal" style:font-style-complex="normal"/>
    </style:style>
    <style:style style:name="T22" style:family="text">
      <style:text-properties fo:font-style="normal" fo:font-weight="normal" officeooo:rsid="0016a118" style:font-style-asian="normal" style:font-weight-asian="normal" style:font-style-complex="normal" style:font-weight-complex="normal"/>
    </style:style>
    <style:style style:name="T23" style:family="text">
      <style:text-properties officeooo:rsid="00175ea8"/>
    </style:style>
    <style:style style:name="T24" style:family="text">
      <style:text-properties officeooo:rsid="001891a1"/>
    </style:style>
    <style:style style:name="T25" style:family="text">
      <style:text-properties officeooo:rsid="001987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eption </text:p>
      <text:p text:style-name="P20"/>
      <text:p text:style-name="P19">Structure : </text:p>
      <text:p text:style-name="P17"><text:span text:style-name="T9">t_case carte</text:span><text:span text:style-name="T7"> </text:span><text:span text:style-name="T9">[X][Y] </text:span><text:span text:style-name="T21">représentant la carte</text:span><text:span text:style-name="T20">:</text:span><text:span text:style-name="T7"> //</text:span><text:span text:style-name="T8">X,Y=10</text:span></text:p>
      <text:p text:style-name="P17"><text:span text:style-name="T8"/></text:p>
      <text:p text:style-name="P18"><text:span text:style-name="T8">t</text:span><text:span text:style-name="T7">ypedef struct { char </text:span><text:span text:style-name="T9">cell</text:span><text:span text:style-name="T7">[4] } t_case ;/</text:span><text:span text:style-name="T11">/ </text:span><text:span text:style-name="T22">Une case de la carte.</text:span></text:p>
      <text:p text:style-name="P2"/>
      <text:p text:style-name="P2"><text:span text:style-name="T2">t_p</text:span>ersonnage(t_classe classe <text:span text:style-name="T5">t_classe statscour</text:span>, int joueur,int pa, int pv, int <text:span text:style-name="T14">x,int y</text:span>, t_<text:span text:style-name="T5">etat etat) ;// Un personnage du jeu </text:span></text:p>
      <text:p text:style-name="P2"/>
      <text:p text:style-name="P3"><text:span text:style-name="T1">t_</text:span>classe<text:span text:style-name="T1">(char nom[4],int PVmax, <text:s/>int gainPA, int ATQ, <text:s/>int DEF int INI, float poids, <text:s/>t_action action[]) ;//la classe du personnage</text:span></text:p>
      <text:p text:style-name="P3"/>
      <text:p text:style-name="P5">t_action ( t_attaque atq1, t_attaque atq2, t_spe <text:span text:style-name="T18">ulti</text:span> <text:s/>) ;// <text:span text:style-name="T23">les différentes actions spécifique à sa classe que le personnage peut effectuer </text:span></text:p>
      <text:p text:style-name="P5"/>
      <text:p text:style-name="P4">t_attaque(int coutPA, float mul_ATQ, int portee, <text:span text:style-name="T2">int type</text:span>) ;// <text:span text:style-name="T23">La définition de l’attaque et de ses différents caractéristique.</text:span></text:p>
      <text:p text:style-name="P4"/>
      <text:p text:style-name="P4">t_spe(<text:span text:style-name="T2">) ;//prévision de l’ajout futur d’une compétence spéciale avec des effets uniques</text:span></text:p>
      <text:p text:style-name="P4"/>
      <text:p text:style-name="P4"/>
      <text:p text:style-name="P30"><text:span text:style-name="T11">L</text:span><text:span text:style-name="T12">istes</text:span><text:span text:style-name="T19"> </text:span>:</text:p>
      <text:p text:style-name="P30"/>
      <text:p text:style-name="P30"><text:s/>t_<text:span text:style-name="T13">liste </text:span>personnage<text:span text:style-name="T17">s equipe1 // la liste des personnages choisis par le joueur 1</text:span></text:p>
      <text:p text:style-name="P30"><text:s/>t_<text:span text:style-name="T13">liste </text:span>personnage<text:span text:style-name="T17">s equipe2</text:span></text:p>
      <text:p text:style-name="P30"><text:s/>t_<text:span text:style-name="T13">liste </text:span>personnage<text:span text:style-name="T17">s ordreaction // la liste des personnages triée par ordre d’initiative cette liste servira à déterminer l’ordre dans lequel les personnages agissent.</text:span></text:p>
      <text:p text:style-name="P26"/>
      <text:p text:style-name="P1">Fonction : </text:p>
      <text:p text:style-name="P1"/>
      <text:p text:style-name="P11">void <text:span text:style-name="T25">c</text:span>hoix_action(<text:span text:style-name="T6">t_liste personnages</text:span>) ;//choix de l’action à faire sur cible parmi deplacement, attaque, passer.</text:p>
      <text:p text:style-name="P1"/>
      <text:p text:style-name="P7"><text:span text:style-name="T4">void d</text:span>eplacement(<text:span text:style-name="T6">t_liste personnages</text:span> ) ;//<text:span text:style-name="T3">demande les nouvelles coordonnés, </text:span>vérifie si le <text:span text:style-name="T3">déplacement est valide</text:span>, <text:span text:style-name="T3">indique le cout en PA et demande confirmation puis exécute le déplacement</text:span></text:p>
      <text:p text:style-name="P6"/>
      <text:p text:style-name="P9"><text:span text:style-name="T4">void attaque</text:span>(<text:span text:style-name="T6">t_liste personnages ,t_personnage cible,</text:span> t_attaque attaque,<text:span text:style-name="T6">)  ;//exécute l’attaque de l’attaquant vers la cible et actualise les stats et l’état si un personnage meurt appelle la fonction mort</text:span></text:p>
      <text:p text:style-name="P8"/>
      <text:p text:style-name="P13">void <text:span text:style-name="T25">p</text:span>asser(<text:span text:style-name="T6">t_liste personnages,t_personnage p_actif) ;//passe la main au personnage suivant dans la liste ordre action </text:span></text:p>
      <text:p text:style-name="P12"/>
      <text:p text:style-name="P14">void <text:span text:style-name="T25">gestiontour</text:span>( t_<text:span text:style-name="T17">liste </text:span>personnage<text:span text:style-name="T17">s</text:span> , <text:span text:style-name="T14">int NbTour) ;//joue le tour suivant</text:span></text:p>
      <text:p text:style-name="P14"/>
      <text:p text:style-name="P16">int <text:span text:style-name="T25">m</text:span>ort(<text:span text:style-name="T6"> t_liste personnages , </text:span>t_personnage cadavre) ;//retire le cadavre de la liste des personnage puis parcourt la liste des personnages et retourne vrai s’il reste 2 équipes faux sinon</text:p>
      <text:p text:style-name="P15"/>
      <text:p text:style-name="P16"><text:soft-page-break/>void <text:span text:style-name="T25">i</text:span>nit_<text:span text:style-name="T25">equipe</text:span>(<text:span text:style-name="T6">t_liste personnages equipe1,t_liste personnages equipe2</text:span>) ;//choix des personnages par les joueurs et les places dans <text:s/><text:span text:style-name="T16">une liste qui leur est propre</text:span> <text:span text:style-name="T16">jusqu’à ce que les joueurs valident en respectant le nombre de points d’équipe max.</text:span></text:p>
      <text:p text:style-name="P16"/>
      <text:p text:style-name="P22">void <text:span text:style-name="T25">i</text:span>nit_<text:span text:style-name="T25">p</text:span>artie<text:span text:style-name="T24">( t_liste personnage</text:span>s equipe1,<text:span text:style-name="T6"> t_liste personnage</text:span>s equipe2, <text:span text:style-name="T24">t_liste ordreaction,int j1, int j2) // trie les personnages par initiative et crée la liste ordre action</text:span></text:p>
      <text:p text:style-name="P21"><text:s/></text:p>
      <text:p text:style-name="P23">void placer(<text:span text:style-name="T24"> t_liste personnages equip</text:span>e,t<text:span text:style-name="T9">_case carte</text:span><text:span text:style-name="T10"> </text:span><text:span text:style-name="T9">[X][Y]</text:span><text:span text:style-name="T7">)// place les personnages de l’équipe sur la carte.</text:span></text:p>
      <text:p text:style-name="P12"/>
      <text:p text:style-name="P12"/>
      <text:p text:style-name="P8"/>
      <text:p text:style-name="P8"/>
      <text:p text:style-name="P8"/>
      <text:p text:style-name="P10"/>
      <text:p text:style-name="P10"/>
      <text:p text:style-name="P10"/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47:15.236767907</meta:creation-date>
    <dc:date>2016-11-16T15:32:21.003876077</dc:date>
    <meta:editing-duration>PT19M2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24" meta:word-count="356" meta:character-count="2474" meta:non-whitespace-character-count="2125"/>
  </office:meta>
</office:document-meta>
</file>